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soleil disparaissait à l'horizon, baignant le désert rouge d'une douce lumière orangée qui ne tarderait pas à laissait sa place à l'obscurité de la nuit. Mais, soyons francs, Eléonore n'éprouvait qu'un intérêt très limité pour le bucolique théâtre de son exode transcontinental. A vrai dire, la jeune femme était même plutôt ravie de voir l'astre du jour se terrer pour la laisser souffler un peu. Une bonne idée, cette traversée du désert sous le cagnard. Surtout quand on est aussi peu habitué à ces conditions et aussi peu préparé pour son voyage comme l'était l'anomalie, qui avait atrocement souffert de la chaleur qui régnait la journée sur ces terres arides et qui ne rêvait que d'une gourde remplie et d'un coin à l'ombre. Non, Eléonore ne profitait pas du lyrisme de son environnement à son plein potentiel.</text:p>
      <text:p text:style-name="Standard"/>
      <text:p text:style-name="Standard">Quand bien même la météo ne l'aurait pas autant meurtrie, la demoiselle aux yeux de jade avait de toute façon les pensées occupées par d'autres inquiétudes pour s'extasier devant un coucher de soleil. Depuis des mois maintenant, elle vagabondait dans My'trä sans autre fin que d'échapper à un prédateur façonné par les Architectes eux-même pour mettre fin à son existence. Cette errance ne mènerait jamais à rien et elle devait cesser. Alors de deux choses l'une : soit elle affrontait le Régisseur à ses trousses et peu importe l'issue du combat, il mettrait fin à sa fuite, soit elle se reprenait et essayait de redonner un sens à sa vie. Sa fierté de Zagashienne l'orientait vers l'une de ces alternatives, ses tripes, son instinct de survie et littéralement chaque parcelle de son anatomie vers l'autre.</text:p>
      <text:p text:style-name="Standard"/>
      <text:p text:style-name="Standard">Eoril. Son port, surtout. Telle était devenue sa destination. De là, Eléonore pourrait mettre les voiles -littéralement- pour... eh bien pour réaliser son désir d'en apprendre un peu plus sur la technologie daënare. Une destination. Voilà bien longtemps qu'elle n'avait pas eu le luxe de savoir où elle allait. Vue la distance qui la séparait encore de la cité de Zolios, la blondinette devrait encore passer une nuit à l'extérieur de ses murs. La journée du lendemain serait probablement suffisante pour rallier la ville, sauf contretemps majeur. Maintenant, il lui fallait trouver un endroit où passer la nuit. La solution à ce problème se présenta d'elle-même alors qu'au détour d'un monticule, une douce mélodie parvenait à ses tympans. Une voix, accompagnée d'un instrument de musique, se chargeait de produire cet air en profitant de la chaleur prodiguée par un feu de camp. Une main sur la garde de son épée, Eléonore s'avança dans le dos de la chanteuse pour s'arrêter à quelques mètres d'elle et l'interpeller.</text:p>
      <text:p text:style-name="Standard"/>
      <text:p text:style-name="Standard">-Voilà qui semble bien imprudent de donner avec autant de précisions sa position.</text:p>
      <text:p text:style-name="P1">La musicienne mit un certain temps à répondre à son interjection. Eléonore était pourtant certaine qu'elle avait conscience de son apparition, étant donné que sa monture, un Salkhi à l'air nonchalant, avait clairement réagit lorsqu'elle s'était approchée. Alors, peut-être que la jeune femme voulait terminer son morceau avant de daigner rejoindre la conversation. Ou bien peut-être avait-elle décidé de simplement l'ignorer. Bien qu'imprudent de sa part, cela n'aurait pas été si improbable. Après tout, n'apprenons-nous pas à nos enfants à ne pas parler aux inconnus dès leur plus jeune âge ? En attendant, la Zagashienne attendait toujours comme une idiote, les deux pieds plantés dans le sol. La mélodie était belle, c'était certain. Envoûtante, presque. A vous donner envie de plonger votre regard dans l'âtre de ce feu si séduisant. Mais Eléonore n'était pas réputée pour sa patience, et cette absence de parole -à défaut de pouvoir parler de silence-, maintenant que la fille qui lui tournait toujours le dos avait cessé de chanter, mettait à mal le peu qu'elle possédait.</text:p>
      <text:p text:style-name="Standard"/>
      <text:p text:style-name="Standard">Au moment où elle allait se lasser et passer son chemin, une voix. Une voix que tout opposait à la sienne, aussi douce et sincère que son timbre à elle était sec et ironique. Une voix qui lui répondit d'un trait d'esprit -Eléonore doutait que la demoiselle ait pu mal interpréter sa propre phrase- qui lui arracha un sourire. Elle n'hésita pas à la qualifier d'« amie », statut que l'adepte de Dalai aux cheveux d'or n'avait ni reçu ni attribué depuis bien longtemps, et certainement pas à une parfaite inconnue, avant de finalement se retourner et de carrément l'inviter à la rejoindre à son bivouac de fortune. Son visage collait curieusement avec sa voix. Comme un tout harmonieux, presque trop lisse.</text:p>
      <text:p text:style-name="Standard"/>
      <text:p text:style-name="Standard">L'anomalie marqua une hésitation, surprise par la chaleur de l'accueil qui lui était réservée. En bonne Zagashienne, elle était de nature méfiante, voire belliqueuse. Si elle ne cherchait pas nécessairement le conflit -elle ne l'avait d'ailleurs pas fait ici- Eléonore adoptait vis-à-vis des étrangers une attitude plutôt défiante. Et elle avait pris l'habitude qu'on le lui rende -à raison, connaissant sa personnalité. Aussi, que Loën montre autant de bienveillance à son égard sans la moindre once d'hésitation éveilla en elle une foule de soupçons probablement excessifs. Après tout, que pouvait-elle bien craindre d'une pauvre joueuse de mandoline, elle la grande guerrière de Shüren qui avait reçu les faveurs de l'illustre Dalai ? Un petit sourire ironique vint se nicher à la commissure de ses lèvres à cette idée. Mais ce n'était pas en sous-estimant ses rencontres qu'Eléonore avait survécu jusqu'à présent. L'habit ne fait pas le Khorog, comme le dit le dicton.</text:p>
      <text:p text:style-name="Standard"/>
      <text:p text:style-name="Standard">-Pour que tu puisses m'y pousser ?</text:p>
      <text:p text:style-name="Standard"/>
      <text:p text:style-name="Standard">Le ton de sa voix était emprunt d'un curieux mélange où la plaisanterie le disputait à mise en garde. Elle voulait croire à la bonne foi de cette invitation -un peu de pacifisme ne serait pas de trop dans une vie sinon pavée d'ennemis, mais avait vu trop d'hommes tomber dans des traquenards tendus par des personnes aux premiers abords inoffensifs pour baisser sa garde aussi facilement. La main toujours posée sur la garde de son sabre (troisième répétition du mot « garde » (quatrième) en trois phrases. Bien joué, moi), Eléonore fit tout de même un pas dans sa direction, exposant ainsi un visage angélique au sourire luciférien à la lueur dansante du feu de camp.</text:p>
      <text:p text:style-name="Standard"/>
      <text:p text:style-name="Standard">-Et si tu me disais d'abord ce qu'une musicienne fait, seule, dans une région aussi déserte du pays ?</text:p>
      <text:p text:style-name="P1">Absolument tout semblait opposer dans leur attitude respective les deux jeunes femmes qui se faisaient face. L'une était méfiante, presque agressive, tandis que l'autre ne montrait que passivité et retenue. L'une était sage, visiblement aguerrie et préparée aux intempéries du désert, là où l'autre n'avait que sa fougue 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8-03-11T10:39:07.44</meta:creation-date>
    <dc:date>2018-03-15T23:48:32.08</dc:date>
    <meta:editing-duration>PT4H30M57S</meta:editing-duration>
    <meta:editing-cycles>268</meta:editing-cycles>
    <meta:generator>OpenOffice/4.1.2$Win32 OpenOffice.org_project/412m3$Build-9782</meta:generator>
    <meta:document-statistic meta:table-count="0" meta:image-count="0" meta:object-count="0" meta:page-count="3" meta:paragraph-count="11" meta:word-count="1089" meta:character-count="6608"/>
  </office:meta>
</office:document-meta>
</file>